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EA0000018314A8987960EAA52F.png" manifest:media-type="image/png"/>
  <manifest:file-entry manifest:full-path="Pictures/10000201000001D4000000F3C82E7D005C058457.png" manifest:media-type="image/png"/>
  <manifest:file-entry manifest:full-path="Pictures/10000201000001F60000018AAE83DEEBC12E99E1.png" manifest:media-type="image/png"/>
  <manifest:file-entry manifest:full-path="Pictures/10000201000001E9000000F23FB5CD9BD19B590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T1" style:family="text">
      <style:text-properties officeooo:rsid="00043c32"/>
    </style:style>
    <style:style style:name="T2" style:family="text">
      <style:text-properties fo:font-weight="bold" officeooo:rsid="00043c32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41"/><text:span text:style-name="T2">OUTPUT-2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draw:frame draw:style-name="fr1" draw:name="Image1" text:anchor-type="char" svg:x="1.82cm" svg:y="0.434cm" svg:width="12.938cm" svg:height="6.403cm" draw:z-index="0"><draw:image xlink:href="Pictures/10000201000001E9000000F23FB5CD9BD19B5906.png" xlink:type="simple" xlink:show="embed" xlink:actuate="onLoad" loext:mime-type="image/png"/></draw:frame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<text:s/>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draw:frame draw:style-name="fr1" draw:name="Image2" text:anchor-type="char" svg:x="1.699cm" svg:y="0.349cm" svg:width="12.675cm" svg:height="6.581cm" draw:z-index="1"><draw:image xlink:href="Pictures/10000201000001D4000000F3C82E7D005C058457.png" xlink:type="simple" xlink:show="embed" xlink:actuate="onLoad" loext:mime-type="image/png"/></draw:frame><text:span text:style-name="T2"/></text:p>
      <text:p text:style-name="P1"><text:span text:style-name="T2"/></text:p>
      <text:p text:style-name="P1"><text:span text:style-name="T2"/></text:p>
      <text:p text:style-name="P1"><text:span text:style-name="T2">.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draw:frame draw:style-name="fr1" draw:name="Image3" text:anchor-type="char" svg:x="1.462cm" svg:y="0.48cm" svg:width="13.282cm" svg:height="10.425cm" draw:z-index="2"><draw:image xlink:href="Pictures/10000201000001F60000018AAE83DEEBC12E99E1.png" xlink:type="simple" xlink:show="embed" xlink:actuate="onLoad" loext:mime-type="image/png"/></draw:frame><text:soft-page-break/><text:span text:style-name="T2">.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draw:frame draw:style-name="fr1" draw:name="Image4" text:anchor-type="char" svg:x="1.621cm" svg:y="0.185cm" svg:width="12.965cm" svg:height="10.239cm" draw:z-index="3"><draw:image xlink:href="Pictures/10000201000001EA0000018314A8987960EAA52F.png" xlink:type="simple" xlink:show="embed" xlink:actuate="onLoad" loext:mime-type="image/png"/></draw:frame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2T18:08:35.355613871</meta:creation-date>
    <dc:date>2021-02-12T18:10:31.700881883</dc:date>
    <meta:editing-duration>PT1M57S</meta:editing-duration>
    <meta:editing-cycles>1</meta:editing-cycles>
    <meta:generator>LibreOffice/6.4.6.2$Linux_X86_64 LibreOffice_project/40$Build-2</meta:generator>
    <meta:document-statistic meta:table-count="0" meta:image-count="4" meta:object-count="0" meta:page-count="2" meta:paragraph-count="4" meta:word-count="3" meta:character-count="52" meta:non-whitespace-character-count="10"/>
  </office:meta>
</office:document-meta>
</file>